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3.5cm" svg:height="1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10cm" svg:y="44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3.5cm" svg:height="1cm" svg:x="55.5cm" svg:y="20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3.5cm" svg:height="1cm" svg:x="60cm" svg:y="20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3.5cm" svg:height="1cm" svg:x="66.5cm" svg:y="20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3.5cm" svg:height="1cm" svg:x="55.5cm" svg:y="28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3.5cm" svg:height="1cm" svg:x="61.5cm" svg:y="28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3.5cm" svg:height="1cm" svg:x="62.5cm" svg:y="23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3.5cm" svg:height="1cm" svg:x="67cm" svg:y="32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2.75cm" svg:y1="17cm" svg:x2="57.25cm" svg:y2="20cm" draw:start-shape="id23" draw:start-glue-point="2" draw:end-shape="id24" draw:end-glue-point="0" svg:d="m62750 17000c0 2250-5500 750-5500 3000">
          <text:p/>
        </draw:connector>
        <draw:connector draw:style-name="gr2" draw:text-style-name="P1" draw:layer="layout" draw:type="curve" svg:x1="62.75cm" svg:y1="17cm" svg:x2="61.75cm" svg:y2="20cm" draw:start-shape="id23" draw:start-glue-point="2" draw:end-shape="id25" draw:end-glue-point="0" svg:d="m62750 17000c0 2250-1000 750-1000 3000">
          <text:p/>
        </draw:connector>
        <draw:connector draw:style-name="gr2" draw:text-style-name="P1" draw:layer="layout" draw:type="curve" svg:x1="62.75cm" svg:y1="17cm" svg:x2="68.25cm" svg:y2="20cm" draw:start-shape="id23" draw:start-glue-point="2" draw:end-shape="id26" draw:end-glue-point="0" svg:d="m62750 17000c0 2250 5500 750 5500 3000">
          <text:p/>
        </draw:connector>
        <draw:connector draw:style-name="gr2" draw:text-style-name="P1" draw:layer="layout" draw:type="curve" svg:x1="57.25cm" svg:y1="21cm" svg:x2="57.25cm" svg:y2="28cm" draw:start-shape="id24" draw:start-glue-point="2" draw:end-shape="id27" svg:d="m57250 21000v7000">
          <text:p/>
        </draw:connector>
        <draw:connector draw:style-name="gr2" draw:text-style-name="P1" draw:layer="layout" draw:type="curve" draw:line-skew="1cm" svg:x1="61.75cm" svg:y1="21cm" svg:x2="63.25cm" svg:y2="28cm" draw:start-shape="id25" draw:start-glue-point="2" draw:end-shape="id28" draw:end-glue-point="0" svg:d="m61750 21000c0 6750 1500 3250 1500 7000">
          <text:p/>
        </draw:connector>
        <draw:connector draw:style-name="gr2" draw:text-style-name="P1" draw:layer="layout" draw:type="curve" draw:line-skew="0.5cm" svg:x1="68.25cm" svg:y1="21cm" svg:x2="68.75cm" svg:y2="32.5cm" draw:start-shape="id26" draw:start-glue-point="2" draw:end-shape="id29" svg:d="m68250 21000c0 9411 500 3661 500 11500">
          <text:p/>
        </draw:connector>
        <draw:connector draw:style-name="gr2" draw:text-style-name="P1" draw:layer="layout" draw:type="curve" draw:line-skew="1.5cm" svg:x1="68.25cm" svg:y1="21cm" svg:x2="63.25cm" svg:y2="28cm" draw:start-shape="id26" draw:start-glue-point="2" draw:end-shape="id28" svg:d="m68250 21000c0 7536-5000 4036-5000 7000">
          <text:p/>
        </draw:connector>
        <draw:connector draw:style-name="gr2" draw:text-style-name="P1" draw:layer="layout" draw:type="curve" draw:line-skew="0.464cm" svg:x1="68.25cm" svg:y1="21cm" svg:x2="57.25cm" svg:y2="28cm" draw:start-shape="id26" draw:start-glue-point="2" draw:end-shape="id27" draw:end-glue-point="0" svg:d="m68250 21000c0 5982-11000 2482-11000 7000">
          <text:p/>
        </draw:connector>
        <draw:connector draw:style-name="gr2" draw:text-style-name="P1" draw:layer="layout" draw:type="curve" svg:x1="61.75cm" svg:y1="21cm" svg:x2="64.25cm" svg:y2="23cm" draw:start-shape="id25" draw:start-glue-point="2" draw:end-shape="id30" draw:end-glue-point="0" svg:d="m61750 21000c0 1500 2500 500 2500 2000">
          <text:p/>
        </draw:connector>
        <draw:connector draw:style-name="gr2" draw:text-style-name="P1" draw:layer="layout" draw:type="curve" svg:x1="57.25cm" svg:y1="21cm" svg:x2="64.25cm" svg:y2="23cm" draw:start-shape="id24" draw:start-glue-point="2" draw:end-shape="id30" draw:end-glue-point="0" svg:d="m57250 21000c0 1500 7000 500 7000 2000">
          <text:p/>
        </draw:connector>
        <draw:connector draw:style-name="gr2" draw:text-style-name="P1" draw:layer="layout" draw:type="curve" svg:x1="64.25cm" svg:y1="24cm" svg:x2="68.75cm" svg:y2="32.5cm" draw:start-shape="id30" draw:start-glue-point="2" draw:end-shape="id29" draw:end-glue-point="0" svg:d="m64250 24000c0 6375 4500 2125 4500 8500">
          <text:p/>
        </draw:connector>
        <draw:connector draw:style-name="gr2" draw:text-style-name="P1" draw:layer="layout" draw:type="curve" svg:x1="63.25cm" svg:y1="29cm" svg:x2="68.75cm" svg:y2="32.5cm" draw:start-shape="id28" draw:start-glue-point="2" draw:end-shape="id29" draw:end-glue-point="0" svg:d="m63250 29000c0 2625 5500 875 5500 3500">
          <text:p/>
        </draw:connector>
        <draw:connector draw:style-name="gr2" draw:text-style-name="P1" draw:layer="layout" draw:type="curve" svg:x1="57.25cm" svg:y1="29cm" svg:x2="68.75cm" svg:y2="32.5cm" draw:start-shape="id27" draw:start-glue-point="2" draw:end-shape="id29" draw:end-glue-point="0" svg:d="m57250 29000c0 2625 11500 875 11500 3500">
          <text:p/>
        </draw:connector>
        <draw:custom-shape draw:style-name="gr1" draw:text-style-name="P1" draw:id="id31" draw:layer="layout" svg:width="3.5cm" svg:height="1cm" svg:x="67cm" svg:y="36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1cm" svg:x="71cm" svg:y="28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8.75cm" svg:y1="33.5cm" svg:x2="68.75cm" svg:y2="36cm" draw:start-shape="id29" draw:start-glue-point="2" draw:end-shape="id31" draw:end-glue-point="0" svg:d="m68750 33500v2500">
          <text:p/>
        </draw:connector>
        <draw:connector draw:style-name="gr2" draw:text-style-name="P1" draw:layer="layout" draw:type="curve" svg:x1="64.25cm" svg:y1="24cm" svg:x2="72.75cm" svg:y2="28cm" draw:start-shape="id30" draw:start-glue-point="2" draw:end-shape="id32" draw:end-glue-point="0" svg:d="m64250 24000c0 3000 8500 1000 8500 4000">
          <text:p/>
        </draw:connector>
        <draw:custom-shape draw:style-name="gr1" draw:text-style-name="P1" draw:layer="layout" svg:width="3.5cm" svg:height="1cm" svg:x="25cm" svg:y="54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3.5cm" svg:height="1cm" svg:x="18.5cm" svg:y="60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3.5cm" svg:height="1cm" svg:x="16.5cm" svg:y="63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3.5cm" svg:height="1cm" svg:x="20.5cm" svg:y="63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0.25cm" svg:y1="61cm" svg:x2="22.25cm" svg:y2="63cm" draw:start-shape="id33" draw:start-glue-point="2" draw:end-shape="id34" draw:end-glue-point="0" svg:d="m20250 61000c0 1500 2000 500 2000 2000">
          <text:p/>
        </draw:connector>
        <draw:connector draw:style-name="gr2" draw:text-style-name="P1" draw:layer="layout" draw:type="curve" svg:x1="20.25cm" svg:y1="61cm" svg:x2="18.25cm" svg:y2="63cm" draw:start-shape="id33" draw:start-glue-point="2" draw:end-shape="id35" draw:end-glue-point="0" svg:d="m20250 61000c0 1500-2000 500-2000 2000">
          <text:p/>
        </draw:connector>
        <draw:custom-shape draw:style-name="gr1" draw:text-style-name="P1" draw:id="id36" draw:layer="layout" svg:width="3.5cm" svg:height="1cm" svg:x="17cm" svg:y="78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3.5cm" svg:height="1cm" svg:x="6.5cm" svg:y="87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79cm" svg:x2="8.25cm" svg:y2="87cm" draw:start-shape="id36" draw:start-glue-point="2" draw:end-shape="id37" svg:d="m18750 79000c0 6000-10500 2000-10500 8000">
          <text:p/>
        </draw:connector>
        <draw:custom-shape draw:style-name="gr1" draw:text-style-name="P1" draw:id="id38" draw:layer="layout" svg:width="3.5cm" svg:height="1cm" svg:x="27cm" svg:y="63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3.5cm" svg:height="1cm" svg:x="23cm" svg:y="66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3.5cm" svg:height="1cm" svg:x="27cm" svg:y="66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4cm" svg:height="1cm" svg:x="31cm" svg:y="66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8.75cm" svg:y1="64cm" svg:x2="33cm" svg:y2="66cm" draw:start-shape="id38" draw:start-glue-point="2" draw:end-shape="id39" draw:end-glue-point="0" svg:d="m28750 64000c0 1500 4250 500 4250 2000">
          <text:p/>
        </draw:connector>
        <draw:connector draw:style-name="gr2" draw:text-style-name="P1" draw:layer="layout" draw:type="curve" svg:x1="28.75cm" svg:y1="64cm" svg:x2="28.75cm" svg:y2="66cm" draw:start-shape="id38" draw:start-glue-point="2" draw:end-shape="id40" draw:end-glue-point="0" svg:d="m28750 64000v2000">
          <text:p/>
        </draw:connector>
        <draw:connector draw:style-name="gr2" draw:text-style-name="P1" draw:layer="layout" draw:type="curve" svg:x1="28.75cm" svg:y1="64cm" svg:x2="24.75cm" svg:y2="66cm" draw:start-shape="id38" draw:start-glue-point="2" draw:end-shape="id41" draw:end-glue-point="0" svg:d="m28750 64000c0 1500-4000 500-4000 2000">
          <text:p/>
        </draw:connector>
        <draw:custom-shape draw:style-name="gr1" draw:text-style-name="P1" draw:id="id42" draw:layer="layout" svg:width="3.5cm" svg:height="1cm" svg:x="9cm" svg:y="88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79cm" svg:x2="10.75cm" svg:y2="88.5cm" draw:start-shape="id36" draw:start-glue-point="2" draw:end-shape="id42" svg:d="m18750 79000c0 7125-8000 2375-8000 9500">
          <text:p/>
        </draw:connector>
        <draw:custom-shape draw:style-name="gr1" draw:text-style-name="P1" draw:id="id43" draw:layer="layout" svg:width="3.5cm" svg:height="1cm" svg:x="22.5cm" svg:y="90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79cm" svg:x2="24.25cm" svg:y2="90cm" draw:start-shape="id36" draw:end-shape="id43" draw:end-glue-point="0" svg:d="m18750 79000c0 8250 5500 2750 5500 11000">
          <text:p/>
        </draw:connector>
        <draw:custom-shape draw:style-name="gr1" draw:text-style-name="P1" draw:id="id44" draw:layer="layout" svg:width="3.5cm" svg:height="1cm" svg:x="27.5cm" svg:y="87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79cm" svg:x2="29.25cm" svg:y2="87cm" draw:start-shape="id36" draw:start-glue-point="2" draw:end-shape="id44" draw:end-glue-point="0" svg:d="m18750 79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8.1cm" svg:y="5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.2cm" svg:y="65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cm" svg:y="41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cm" svg:y="60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10.5cm" svg:y="4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3.5cm" svg:height="1cm" svg:x="14cm" svg:y="88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3.5cm" svg:height="1cm" svg:x="17cm" svg:y="86.5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4cm" svg:height="1cm" svg:x="19.5cm" svg:y="88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3.5cm" svg:height="1cm" svg:x="25cm" svg:y="88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3.5cm" svg:height="1cm" svg:x="11.5cm" svg:y="90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79cm" svg:x2="26.75cm" svg:y2="88.5cm" draw:start-shape="id36" draw:start-glue-point="2" draw:end-shape="id45" draw:end-glue-point="0" svg:d="m18750 79000c0 7125 8000 2375 8000 9500">
          <text:p/>
        </draw:connector>
        <draw:connector draw:style-name="gr2" draw:text-style-name="P1" draw:layer="layout" draw:type="curve" svg:x1="18.75cm" svg:y1="79cm" svg:x2="21.5cm" svg:y2="88.5cm" draw:start-shape="id36" draw:start-glue-point="2" draw:end-shape="id46" draw:end-glue-point="0" svg:d="m18750 79000c0 7125 2750 2375 2750 9500">
          <text:p/>
        </draw:connector>
        <draw:connector draw:style-name="gr2" draw:text-style-name="P1" draw:layer="layout" draw:type="curve" svg:x1="18.75cm" svg:y1="79cm" svg:x2="18.75cm" svg:y2="86.5cm" draw:start-shape="id36" draw:start-glue-point="2" draw:end-shape="id47" draw:end-glue-point="0" svg:d="m18750 79000v7500">
          <text:p/>
        </draw:connector>
        <draw:connector draw:style-name="gr2" draw:text-style-name="P1" draw:layer="layout" draw:type="curve" svg:x1="18.75cm" svg:y1="79cm" svg:x2="15.75cm" svg:y2="88.5cm" draw:start-shape="id36" draw:start-glue-point="2" draw:end-shape="id48" draw:end-glue-point="0" svg:d="m18750 79000c0 7125-3000 2375-3000 9500">
          <text:p/>
        </draw:connector>
        <draw:connector draw:style-name="gr2" draw:text-style-name="P1" draw:layer="layout" draw:type="curve" svg:x1="18.75cm" svg:y1="79cm" svg:x2="13.25cm" svg:y2="90cm" draw:start-shape="id36" draw:start-glue-point="2" draw:end-shape="id49" svg:d="m18750 79000c0 8250-5500 2750-5500 11000">
          <text:p/>
        </draw:connector>
        <draw:custom-shape draw:style-name="gr1" draw:text-style-name="P2" draw:id="id51" draw:layer="layout" svg:width="3.5cm" svg:height="1cm" svg:x="16cm" svg:y="28cm">
          <text:p text:style-name="P2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50" draw:layer="layout" svg:width="3.5cm" svg:height="1cm" svg:x="23cm" svg:y="28cm">
          <text:p text:style-name="P2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4.75cm" svg:y1="29cm" svg:x2="17.75cm" svg:y2="28cm" draw:start-shape="id50" draw:start-glue-point="2" draw:end-shape="id51" draw:end-glue-point="0" svg:d="m24750 29000c0 751-3500 501-3500-500s-3500-1251-3500-500">
          <text:p/>
        </draw:connector>
        <draw:custom-shape draw:style-name="gr1" draw:text-style-name="P1" draw:id="id54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1.5cm" svg:y="101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5.5cm" svg:y="101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3.5cm" svg:height="1cm" svg:x="64cm" svg:y="77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6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0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9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52" draw:start-glue-point="2" draw:end-shape="id53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54" draw:start-glue-point="2" draw:end-shape="id55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52" draw:start-glue-point="2" draw:end-shape="id56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52" draw:start-glue-point="2" draw:end-shape="id57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52" draw:start-glue-point="2" draw:end-shape="id58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52" draw:end-shape="id59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52" draw:start-glue-point="2" draw:end-shape="id60" draw:end-glue-point="0" svg:d="m64750 51500c0 7500-9000 3250-9000 8500">
          <text:p/>
        </draw:connector>
        <draw:custom-shape draw:style-name="gr1" draw:text-style-name="P1" draw:id="id64" draw:layer="layout" svg:width="3.5cm" svg:height="1cm" svg:x="52cm" svg:y="82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3" draw:layer="layout" svg:width="3.5cm" svg:height="1cm" svg:x="56cm" svg:y="82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3.5cm" svg:height="1cm" svg:x="60cm" svg:y="82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3.5cm" svg:height="1cm" svg:x="64cm" svg:y="82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5.75cm" svg:y1="78cm" svg:x2="61.75cm" svg:y2="82cm" draw:start-shape="id61" draw:start-glue-point="2" draw:end-shape="id62" draw:end-glue-point="0" svg:d="m65750 78000c0 3000-4000 1000-4000 4000">
          <text:p/>
        </draw:connector>
        <draw:connector draw:style-name="gr2" draw:text-style-name="P1" draw:layer="layout" draw:type="curve" svg:x1="65.75cm" svg:y1="78cm" svg:x2="57.75cm" svg:y2="82cm" draw:start-shape="id61" draw:start-glue-point="2" draw:end-shape="id63" draw:end-glue-point="0" svg:d="m65750 78000c0 3000-8000 1000-8000 4000">
          <text:p/>
        </draw:connector>
        <draw:connector draw:style-name="gr2" draw:text-style-name="P1" draw:layer="layout" draw:type="curve" svg:x1="65.75cm" svg:y1="78cm" svg:x2="53.75cm" svg:y2="82cm" draw:start-shape="id61" draw:start-glue-point="2" draw:end-shape="id64" draw:end-glue-point="0" svg:d="m65750 78000c0 3000-12000 1000-12000 4000">
          <text:p/>
        </draw:connector>
        <draw:connector draw:style-name="gr2" draw:text-style-name="P1" draw:layer="layout" draw:type="curve" svg:x1="65.75cm" svg:y1="78cm" svg:x2="65.75cm" svg:y2="82cm" draw:start-shape="id61" draw:start-glue-point="2" draw:end-shape="id65" draw:end-glue-point="0" svg:d="m65750 78000v4000">
          <text:p/>
        </draw:connector>
        <draw:custom-shape draw:style-name="gr1" draw:text-style-name="P1" draw:id="id68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7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56" draw:start-glue-point="2" draw:end-shape="id66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56" draw:start-glue-point="2" draw:end-shape="id67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56" draw:start-glue-point="2" draw:end-shape="id68" draw:end-glue-point="0" svg:d="m65250 65500c0 1875-3000 625-3000 2500">
          <text:p/>
        </draw:connector>
        <draw:custom-shape draw:style-name="gr1" draw:text-style-name="P1" draw:layer="layout" svg:width="3.5cm" svg:height="1cm" svg:x="35cm" svg:y="54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1cm" svg:y="54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9" draw:layer="layout" svg:width="3.5cm" svg:height="1cm" svg:x="52cm" svg:y="85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3.75cm" svg:y1="83cm" svg:x2="53.75cm" svg:y2="85cm" draw:start-shape="id64" draw:start-glue-point="2" draw:end-shape="id69" draw:end-glue-point="0" svg:d="m53750 83000v2000">
          <text:p/>
        </draw:connector>
        <draw:custom-shape draw:style-name="gr1" draw:text-style-name="P1" draw:id="id70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52" draw:start-glue-point="2" draw:end-shape="id70" draw:end-glue-point="0" svg:d="m64750 51500c0 9000 8000 3000 8000 12000">
          <text:p/>
        </draw:connector>
        <draw:custom-shape draw:style-name="gr1" draw:text-style-name="P1" draw:id="id71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4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2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3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55" draw:start-glue-point="2" draw:end-shape="id71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55" draw:start-glue-point="2" draw:end-shape="id72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55" draw:start-glue-point="2" draw:end-shape="id73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55" draw:start-glue-point="2" draw:end-shape="id74" draw:end-glue-point="0" svg:d="m73750 49500c0 2812-5000 1063-5000 3500">
          <text:p/>
        </draw:connector>
        <draw:custom-shape draw:style-name="gr1" draw:text-style-name="P1" draw:id="id76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5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9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53" draw:start-glue-point="2" draw:end-shape="id75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53" draw:start-glue-point="2" draw:end-shape="id76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53" draw:start-glue-point="2" draw:end-shape="id77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53" draw:start-glue-point="2" draw:end-shape="id78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53" draw:start-glue-point="2" draw:end-shape="id79" draw:end-glue-point="0" svg:d="m52750 63500c0 4125 3000 1375 3000 5500">
          <text:p/>
        </draw:connector>
        <draw:custom-shape draw:style-name="gr1" draw:text-style-name="P2" draw:id="id87" draw:layer="layout" svg:width="3.5cm" svg:height="1cm" svg:x="24.5cm" svg:y="42cm">
          <text:p text:style-name="P1">E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6" draw:layer="layout" svg:width="3.5cm" svg:height="1cm" svg:x="24.5cm" svg:y="38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3" draw:layer="layout" svg:width="3.5cm" svg:height="1cm" svg:x="16.5cm" svg:y="36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2" draw:layer="layout" svg:width="3.5cm" svg:height="1cm" svg:x="76cm" svg:y="82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3.5cm" svg:height="1cm" svg:x="72cm" svg:y="82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0" draw:layer="layout" svg:width="3.5cm" svg:height="1cm" svg:x="68cm" svg:y="82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5.75cm" svg:y1="78cm" svg:x2="69.75cm" svg:y2="82cm" draw:start-shape="id61" draw:start-glue-point="2" draw:end-shape="id80" draw:end-glue-point="0" svg:d="m65750 78000c0 3000 4000 1000 4000 4000">
          <text:p/>
        </draw:connector>
        <draw:connector draw:style-name="gr2" draw:text-style-name="P1" draw:layer="layout" draw:type="curve" svg:x1="65.75cm" svg:y1="78cm" svg:x2="73.75cm" svg:y2="82cm" draw:start-shape="id61" draw:start-glue-point="2" draw:end-shape="id81" svg:d="m65750 78000c0 3000 8000 1000 8000 4000">
          <text:p/>
        </draw:connector>
        <draw:connector draw:style-name="gr2" draw:text-style-name="P1" draw:layer="layout" draw:type="curve" svg:x1="65.75cm" svg:y1="78cm" svg:x2="77.75cm" svg:y2="82cm" draw:start-shape="id61" draw:start-glue-point="2" draw:end-shape="id82" draw:end-glue-point="0" svg:d="m65750 78000c0 3000 12000 1000 12000 4000">
          <text:p/>
        </draw:connector>
        <draw:custom-shape draw:style-name="gr1" draw:text-style-name="P1" draw:layer="layout" svg:width="4cm" svg:height="1cm" svg:x="9.5cm" svg:y="62.5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8" draw:layer="layout" svg:width="3.5cm" svg:height="1cm" svg:x="41cm" svg:y="54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5" draw:layer="layout" svg:width="3.5cm" svg:height="1cm" svg:x="26.5cm" svg:y="34.5cm">
          <text:p text:style-name="P1">Phis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4" draw:layer="layout" svg:width="3.5cm" svg:height="1cm" svg:x="22cm" svg:y="34.5cm">
          <text:p text:style-name="P1">Graphics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10.5cm" svg:y="46.5cm">
          <text:p text:style-name="P1">Transform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4.75cm" svg:y1="29cm" svg:x2="18.25cm" svg:y2="36cm" draw:start-shape="id50" draw:start-glue-point="2" draw:end-shape="id83" svg:d="m24750 29000c0 5250-6500 1750-6500 7000">
          <text:p/>
        </draw:connector>
        <draw:connector draw:style-name="gr2" draw:text-style-name="P1" draw:layer="layout" draw:type="curve" svg:x1="24.75cm" svg:y1="29cm" svg:x2="23.75cm" svg:y2="34.5cm" draw:start-shape="id50" draw:start-glue-point="2" draw:end-shape="id84" draw:end-glue-point="0" svg:d="m24750 29000c0 4125-1000 1375-1000 5500">
          <text:p/>
        </draw:connector>
        <draw:connector draw:style-name="gr2" draw:text-style-name="P1" draw:layer="layout" draw:type="curve" svg:x1="24.75cm" svg:y1="29cm" svg:x2="28.25cm" svg:y2="34.5cm" draw:start-shape="id50" draw:start-glue-point="2" draw:end-shape="id85" draw:end-glue-point="0" svg:d="m24750 29000c0 4125 3500 1375 3500 5500">
          <text:p/>
        </draw:connector>
        <draw:connector draw:style-name="gr2" draw:text-style-name="P1" draw:layer="layout" draw:type="curve" svg:x1="23.75cm" svg:y1="35.5cm" svg:x2="26.25cm" svg:y2="38.5cm" draw:start-shape="id84" draw:start-glue-point="2" draw:end-shape="id86" draw:end-glue-point="0" svg:d="m23750 35500c0 2250 2500 750 2500 3000">
          <text:p/>
        </draw:connector>
        <draw:connector draw:style-name="gr2" draw:text-style-name="P1" draw:layer="layout" draw:type="curve" svg:x1="28.25cm" svg:y1="35.5cm" svg:x2="26.25cm" svg:y2="38.5cm" draw:start-shape="id85" draw:start-glue-point="2" draw:end-shape="id86" draw:end-glue-point="0" svg:d="m28250 35500c0 2250-2000 750-2000 3000">
          <text:p/>
        </draw:connector>
        <draw:connector draw:style-name="gr2" draw:text-style-name="P1" draw:layer="layout" draw:type="curve" svg:x1="26.25cm" svg:y1="39.5cm" svg:x2="26.25cm" svg:y2="42cm" draw:start-shape="id86" draw:start-glue-point="2" draw:end-shape="id87" draw:end-glue-point="0" svg:d="m26250 39500v2500">
          <text:p/>
        </draw:connector>
        <draw:custom-shape draw:style-name="gr1" draw:text-style-name="P1" draw:id="id52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54" draw:start-glue-point="2" draw:end-shape="id52" draw:end-glue-point="0" svg:d="m69750 44500c0 4500-5000 1500-5000 6000">
          <text:p/>
        </draw:connector>
        <draw:custom-shape draw:style-name="gr1" draw:text-style-name="P2" draw:layer="layout" svg:width="3.5cm" svg:height="1cm" svg:x="1cm" svg:y="20.5cm">
          <text:p text:style-name="P2"><text:span text:style-name="T1">Образе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cm" svg:y="19cm">
          <text:p text:style-name="P2"><text:span text:style-name="T1">Образец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89" draw:layer="layout" svg:width="3.5cm" svg:height="1cm" svg:x="41cm" svg:y="56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2.75cm" svg:y1="55cm" svg:x2="42.75cm" svg:y2="56.5cm" draw:start-shape="id88" draw:start-glue-point="2" draw:end-shape="id89" draw:end-glue-point="0" svg:d="m42750 55000v1500">
          <text:p/>
        </draw:connector>
        <draw:custom-shape draw:style-name="gr1" draw:text-style-name="P1" draw:id="id90" draw:layer="layout" svg:width="3.5cm" svg:height="1cm" svg:x="33cm" svg:y="60cm">
          <text:p text:style-name="P1">RenderBuffer</text:p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92" draw:layer="layout" svg:width="3.5cm" svg:height="1cm" svg:x="40.5cm" svg:y="61.5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4" draw:layer="layout" svg:width="3.5cm" svg:height="1cm" svg:x="37.5cm" svg:y="63.5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3.5cm" svg:height="1cm" svg:x="35cm" svg:y="62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5" draw:layer="layout" svg:width="3.5cm" svg:height="1cm" svg:x="43.5cm" svg:y="63.5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3" draw:layer="layout" svg:width="3.5cm" svg:height="1cm" svg:x="46cm" svg:y="61.5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2.75cm" svg:y1="57.5cm" svg:x2="34.75cm" svg:y2="60cm" draw:start-shape="id89" draw:start-glue-point="2" draw:end-shape="id90" draw:end-glue-point="0" svg:d="m42750 57500c0 1875-8000 625-8000 2500">
          <text:p/>
        </draw:connector>
        <draw:connector draw:style-name="gr2" draw:text-style-name="P1" draw:layer="layout" draw:type="curve" svg:x1="42.75cm" svg:y1="57.5cm" svg:x2="36.75cm" svg:y2="62cm" draw:start-shape="id89" draw:start-glue-point="2" draw:end-shape="id91" draw:end-glue-point="0" svg:d="m42750 57500c0 3375-6000 1125-6000 4500">
          <text:p/>
        </draw:connector>
        <draw:connector draw:style-name="gr2" draw:text-style-name="P1" draw:layer="layout" draw:type="curve" svg:x1="42.75cm" svg:y1="57.5cm" svg:x2="42.25cm" svg:y2="61.5cm" draw:start-shape="id89" draw:start-glue-point="2" draw:end-shape="id92" draw:end-glue-point="0" svg:d="m42750 57500c0 3000-500 1000-500 4000">
          <text:p/>
        </draw:connector>
        <draw:connector draw:style-name="gr2" draw:text-style-name="P1" draw:layer="layout" draw:type="curve" svg:x1="42.75cm" svg:y1="57.5cm" svg:x2="47.75cm" svg:y2="61.5cm" draw:start-shape="id89" draw:start-glue-point="2" draw:end-shape="id93" draw:end-glue-point="0" svg:d="m42750 57500c0 3000 5000 1000 5000 4000">
          <text:p/>
        </draw:connector>
        <draw:connector draw:style-name="gr2" draw:text-style-name="P1" draw:layer="layout" draw:type="curve" svg:x1="42.75cm" svg:y1="57.5cm" svg:x2="39.25cm" svg:y2="63.5cm" draw:start-shape="id89" draw:start-glue-point="2" draw:end-shape="id94" draw:end-glue-point="0" svg:d="m42750 57500c0 4500-3500 1500-3500 6000">
          <text:p/>
        </draw:connector>
        <draw:connector draw:style-name="gr2" draw:text-style-name="P1" draw:layer="layout" draw:type="curve" svg:x1="42.75cm" svg:y1="57.5cm" svg:x2="45.25cm" svg:y2="63.5cm" draw:start-shape="id89" draw:start-glue-point="2" draw:end-shape="id95" svg:d="m42750 57500c0 4500 2500 1500 2500 6000">
          <text:p/>
        </draw:connector>
      </draw:page>
      <draw:page draw:name="page3" draw:style-name="dp1" draw:master-page-name="Обычный">
        <draw:custom-shape draw:style-name="gr1" draw:text-style-name="P1" draw:id="id100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96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97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8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9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96" draw:start-glue-point="2" draw:end-shape="id97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97" draw:start-glue-point="2" draw:end-shape="id98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98" draw:start-glue-point="2" draw:end-shape="id99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99" draw:start-glue-point="2" draw:end-shape="id100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material</text:p>
          </draw:text-box>
        </draw:frame>
        <draw:custom-shape draw:style-name="gr1" draw:text-style-name="P1" draw:id="id104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3.5cm" svg:height="1cm" svg:x="47.5cm" svg:y="48.5cm">
          <draw:text-box>
            <text:p>Per mesh</text:p>
          </draw:text-box>
        </draw:frame>
        <draw:rect draw:style-name="gr6" draw:text-style-name="P1" draw:id="id102" draw:layer="layout" svg:width="7.5cm" svg:height="18cm" svg:x="7cm" svg:y="47.5cm">
          <text:p/>
        </draw:rect>
        <draw:frame draw:style-name="gr7" draw:layer="layout" svg:width="4cm" svg:height="1cm" svg:x="9cm" svg:y="48.5cm">
          <draw:text-box>
            <text:p>Per frame</text:p>
          </draw:text-box>
        </draw:frame>
        <draw:custom-shape draw:style-name="gr1" draw:text-style-name="P1" draw:id="id101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101" draw:start-glue-point="2" draw:end-shape="id102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109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5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6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7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8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3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103" draw:start-glue-point="2" draw:end-shape="id104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105" draw:start-glue-point="2" draw:end-shape="id106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06" draw:start-glue-point="2" draw:end-shape="id107" svg:d="m23750 55500v1000">
          <text:p/>
        </draw:connector>
        <draw:connector draw:style-name="gr2" draw:text-style-name="P1" draw:layer="layout" draw:type="line" svg:x1="23.75cm" svg:y1="58.5cm" svg:x2="23.75cm" svg:y2="59.5cm" draw:start-shape="id107" draw:start-glue-point="2" draw:end-shape="id108" svg:d="m23750 58500v1000">
          <text:p/>
        </draw:connector>
        <draw:connector draw:style-name="gr2" draw:text-style-name="P1" draw:layer="layout" draw:type="line" svg:x1="23.75cm" svg:y1="61.5cm" svg:x2="23.75cm" svg:y2="62.5cm" draw:start-shape="id108" draw:start-glue-point="2" draw:end-shape="id109" draw:end-glue-point="0" svg:d="m23750 61500v1000">
          <text:p/>
        </draw:connector>
        <draw:custom-shape draw:style-name="gr4" draw:text-style-name="P1" draw:id="id110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10" draw:start-glue-point="2" svg:d="m23750 45500v2000">
          <text:p/>
        </draw:connector>
        <draw:custom-shape draw:style-name="gr4" draw:text-style-name="P1" draw:id="id111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11" draw:start-glue-point="2" svg:d="m49250 45500v2000">
          <text:p/>
        </draw:connector>
        <draw:custom-shape draw:style-name="gr4" draw:text-style-name="P1" draw:id="id112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12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9:28:39</meta:creation-date>
    <dc:date>2011-01-22T21:04:19</dc:date>
    <meta:editing-duration>PT14H11M42S</meta:editing-duration>
    <meta:editing-cycles>150</meta:editing-cycles>
    <meta:generator>OpenOffice.org/3.2$Unix OpenOffice.org_project/320m19$Build-9505</meta:generator>
    <meta:document-statistic meta:object-count="275"/>
  </office:meta>
</office:document-meta>
</file>